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athJax_Math-italic" svg:font-family="MathJax_Math-italic" style:font-family-generic="roman"/>
    <style:font-face style:name="MathJax_Main" svg:font-family="MathJax_Main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 fo:line-height="100%" fo:background-color="#FFFFFF"/>
    </style:style>
    <style:style style:name="T2" style:parent-style-name="Fuentedepárrafopredeter." style:family="text">
      <style:text-properties style:font-name="Segoe UI" style:font-name-asian="Times New Roman" style:font-name-complex="Segoe UI" fo:color="#1A1A1A" fo:font-size="11.5pt" style:font-size-asian="11.5pt" style:font-size-complex="11.5pt" style:language-asian="es" style:country-asian="ES"/>
    </style:style>
    <style:style style:name="T3" style:parent-style-name="Fuentedepárrafopredeter." style:family="text">
      <style:text-properties style:font-name="MathJax_Math-italic" style:font-name-asian="Times New Roman" style:font-name-complex="Segoe UI" fo:color="#1A1A1A" fo:font-size="13pt" style:font-size-asian="13pt" style:font-size-complex="13pt" style:language-asian="es" style:country-asian="ES"/>
    </style:style>
    <style:style style:name="T4" style:parent-style-name="Fuentedepárrafopredeter." style:family="text">
      <style:text-properties style:font-name="MathJax_Main" style:font-name-asian="Times New Roman" style:font-name-complex="Segoe UI" fo:color="#1A1A1A" fo:font-size="13pt" style:font-size-asian="13pt" style:font-size-complex="13pt" style:language-asian="es" style:country-asian="ES"/>
    </style:style>
    <style:style style:name="T5" style:parent-style-name="Fuentedepárrafopredeter." style:family="text">
      <style:text-properties style:font-name="Segoe UI" style:font-name-asian="Times New Roman" style:font-name-complex="Segoe UI" fo:color="#1A1A1A" fo:font-size="11.5pt" style:font-size-asian="11.5pt" style:font-size-complex="11.5pt" style:language-asian="es" style:country-asian="ES"/>
    </style:style>
    <style:style style:name="T6" style:parent-style-name="Fuentedepárrafopredeter." style:family="text">
      <style:text-properties style:font-name="MathJax_Math-italic" style:font-name-asian="Times New Roman" style:font-name-complex="Segoe UI" fo:color="#1A1A1A" fo:font-size="13pt" style:font-size-asian="13pt" style:font-size-complex="13pt" style:language-asian="es" style:country-asian="ES"/>
    </style:style>
    <style:style style:name="T7" style:parent-style-name="Fuentedepárrafopredeter." style:family="text">
      <style:text-properties style:font-name="MathJax_Main" style:font-name-asian="Times New Roman" style:font-name-complex="Segoe UI" fo:color="#1A1A1A" fo:font-size="13pt" style:font-size-asian="13pt" style:font-size-complex="13pt" style:language-asian="es" style:country-asian="ES"/>
    </style:style>
    <style:style style:name="T8" style:parent-style-name="Fuentedepárrafopredeter." style:family="text">
      <style:text-properties style:font-name="Segoe UI" style:font-name-asian="Times New Roman" style:font-name-complex="Segoe UI" fo:color="#1A1A1A" fo:font-size="11.5pt" style:font-size-asian="11.5pt" style:font-size-complex="11.5pt" style:language-asian="es" style:country-asian="ES"/>
    </style:style>
    <style:style style:name="T9" style:parent-style-name="Fuentedepárrafopredeter." style:family="text">
      <style:text-properties style:font-name="MathJax_Math-italic" style:font-name-asian="Times New Roman" style:font-name-complex="Segoe UI" fo:color="#1A1A1A" fo:font-size="13pt" style:font-size-asian="13pt" style:font-size-complex="13pt" style:language-asian="es" style:country-asian="ES"/>
    </style:style>
    <style:style style:name="T10" style:parent-style-name="Fuentedepárrafopredeter." style:family="text">
      <style:text-properties style:font-name="MathJax_Main" style:font-name-asian="Times New Roman" style:font-name-complex="Segoe UI" fo:color="#1A1A1A" fo:font-size="13pt" style:font-size-asian="13pt" style:font-size-complex="13pt" style:language-asian="es" style:country-asian="ES"/>
    </style:style>
    <style:style style:name="T11" style:parent-style-name="Fuentedepárrafopredeter." style:family="text">
      <style:text-properties style:font-name="Segoe UI" style:font-name-asian="Times New Roman" style:font-name-complex="Segoe UI" fo:color="#1A1A1A" fo:font-size="11.5pt" style:font-size-asian="11.5pt" style:font-size-complex="11.5pt" style:language-asian="es" style:country-asian="ES"/>
    </style:style>
    <style:style style:name="P12" style:parent-style-name="Normal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1A1A1A" fo:font-size="11.5pt" style:font-size-asian="11.5pt" style:font-size-complex="11.5pt" style:language-asian="es" style:country-asian="ES"/>
    </style:style>
    <style:style style:name="P13" style:parent-style-name="Normal" style:family="paragraph">
      <style:paragraph-properties fo:margin-bottom="0.0694in" fo:line-height="100%" fo:background-color="#FFFFFF"/>
    </style:style>
    <style:style style:name="T14" style:parent-style-name="Fuentedepárrafopredeter." style:family="text">
      <style:text-properties style:font-name="Segoe UI" style:font-name-asian="Times New Roman" style:font-name-complex="Segoe UI" fo:color="#1A1A1A" fo:font-size="11.5pt" style:font-size-asian="11.5pt" style:font-size-complex="11.5pt" style:language-asian="es" style:country-asian="ES"/>
    </style:style>
    <style:style style:name="T15" style:parent-style-name="Fuentedepárrafopredeter." style:family="text">
      <style:text-properties style:font-name="Segoe UI" style:font-name-asian="Times New Roman" style:font-name-complex="Segoe UI" fo:font-style="italic" style:font-style-asian="italic" style:font-style-complex="italic" fo:color="#1A1A1A" fo:font-size="11.5pt" style:font-size-asian="11.5pt" style:font-size-complex="11.5pt" style:language-asian="es" style:country-asian="ES"/>
    </style:style>
    <style:style style:name="T16" style:parent-style-name="Fuentedepárrafopredeter." style:family="text">
      <style:text-properties style:font-name="Segoe UI" style:font-name-asian="Times New Roman" style:font-name-complex="Segoe UI" fo:color="#1A1A1A" fo:font-size="11.5pt" style:font-size-asian="11.5pt" style:font-size-complex="11.5pt" style:language-asian="es" style:country-asian="ES"/>
    </style:style>
    <style:style style:name="T17" style:parent-style-name="Fuentedepárrafopredeter." style:family="text">
      <style:text-properties style:font-name="Segoe UI" style:font-name-asian="Times New Roman" style:font-name-complex="Segoe UI" fo:font-style="italic" style:font-style-asian="italic" style:font-style-complex="italic" fo:color="#1A1A1A" fo:font-size="11.5pt" style:font-size-asian="11.5pt" style:font-size-complex="11.5pt" style:language-asian="es" style:country-asian="ES"/>
    </style:style>
    <style:style style:name="T18" style:parent-style-name="Fuentedepárrafopredeter." style:family="text">
      <style:text-properties style:font-name="Segoe UI" style:font-name-asian="Times New Roman" style:font-name-complex="Segoe UI" fo:color="#1A1A1A" fo:font-size="11.5pt" style:font-size-asian="11.5pt" style:font-size-complex="11.5pt" style:language-asian="es" style:country-asian="ES"/>
    </style:style>
    <style:style style:name="T19" style:parent-style-name="Fuentedepárrafopredeter." style:family="text">
      <style:text-properties style:font-name="Segoe UI" style:font-name-asian="Times New Roman" style:font-name-complex="Segoe UI" fo:color="#1A1A1A" fo:font-size="11.5pt" style:font-size-asian="11.5pt" style:font-size-complex="11.5pt" style:language-asian="es" style:country-asian="ES"/>
    </style:style>
    <style:style style:name="P20" style:parent-style-name="Normal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1A1A1A" fo:font-size="11.5pt" style:font-size-asian="11.5pt" style:font-size-complex="11.5pt" style:language-asian="es" style:country-asian="ES"/>
    </style:style>
    <style:style style:name="P21" style:parent-style-name="Normal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1A1A1A" fo:font-size="11.5pt" style:font-size-asian="11.5pt" style:font-size-complex="11.5pt" style:language-asian="es" style:country-asian="ES"/>
    </style:style>
    <style:style style:name="P22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A1A1A" fo:font-size="11.5pt" style:font-size-asian="11.5pt" style:font-size-complex="11.5pt" style:language-asian="es" style:country-asian="ES"/>
    </style:style>
    <style:style style:name="P23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A1A1A" fo:font-size="11.5pt" style:font-size-asian="11.5pt" style:font-size-complex="11.5pt" style:language-asian="es" style:country-asian="ES"/>
    </style:style>
    <style:style style:name="P24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A1A1A" fo:font-size="11.5pt" style:font-size-asian="11.5pt" style:font-size-complex="11.5pt" style:language-asian="es" style:country-asian="ES"/>
    </style:style>
    <style:style style:name="T25" style:parent-style-name="Textoennegrita" style:family="text">
      <style:text-properties style:font-name="Segoe UI" style:font-name-complex="Segoe UI" fo:color="#1A1A1A" fo:font-size="11.5pt" style:font-size-asian="11.5pt" style:font-size-complex="11.5pt" fo:background-color="#FFFFFF" style:text-underline-type="single" style:text-underline-style="solid" style:text-underline-width="auto" style:text-underline-mode="continuous"/>
    </style:style>
    <style:style style:name="T26" style:parent-style-name="Fuentedepárrafopredeter." style:family="text">
      <style:text-properties style:font-name="Segoe UI" style:font-name-complex="Segoe UI" fo:color="#1A1A1A" fo:font-size="11.5pt" style:font-size-asian="11.5pt" style:font-size-complex="11.5pt" fo:background-color="#FFFFFF"/>
    </style:style>
    <style:style style:name="T27" style:parent-style-name="Fuentedepárrafopredeter." style:family="text">
      <style:text-properties style:font-name="Segoe UI" style:font-name-complex="Segoe UI" fo:color="#1A1A1A" fo:font-size="11.5pt" style:font-size-asian="11.5pt" style:font-size-complex="11.5pt" fo:background-color="#FFFFFF"/>
    </style:style>
    <style:style style:name="T28" style:parent-style-name="Textoennegrita" style:family="text">
      <style:text-properties style:font-name="Segoe UI" style:font-name-complex="Segoe UI" fo:color="#1A1A1A" fo:font-size="11.5pt" style:font-size-asian="11.5pt" style:font-size-complex="11.5pt" fo:background-color="#FFFFFF"/>
    </style:style>
    <style:style style:name="T29" style:parent-style-name="Fuentedepárrafopredeter." style:family="text">
      <style:text-properties style:font-name="Segoe UI" style:font-name-complex="Segoe UI" fo:color="#1A1A1A" fo:font-size="11.5pt" style:font-size-asian="11.5pt" style:font-size-complex="11.5pt" fo:background-color="#FFFFFF"/>
    </style:style>
    <style:style style:name="T30" style:parent-style-name="Textoennegrita" style:family="text">
      <style:text-properties style:font-name="Segoe UI" style:font-name-complex="Segoe UI" fo:color="#1A1A1A" fo:font-size="11.5pt" style:font-size-asian="11.5pt" style:font-size-complex="11.5pt" fo:background-color="#FFFFFF"/>
    </style:style>
    <style:style style:name="T31" style:parent-style-name="Fuentedepárrafopredeter." style:family="text">
      <style:text-properties style:font-name="Segoe UI" style:font-name-complex="Segoe UI" fo:color="#1A1A1A" fo:font-size="11.5pt" style:font-size-asian="11.5pt" style:font-size-complex="11.5pt" fo:background-color="#FFFFFF"/>
    </style:style>
    <style:style style:name="T32" style:parent-style-name="Textoennegrita" style:family="text">
      <style:text-properties style:font-name="Segoe UI" style:font-name-complex="Segoe UI" fo:color="#1A1A1A" fo:font-size="11.5pt" style:font-size-asian="11.5pt" style:font-size-complex="11.5pt" fo:background-color="#FFFFFF"/>
    </style:style>
    <style:style style:name="T33" style:parent-style-name="Fuentedepárrafopredeter." style:family="text">
      <style:text-properties style:font-name="Segoe UI" style:font-name-complex="Segoe UI" fo:color="#1A1A1A" fo:font-size="11.5pt" style:font-size-asian="11.5pt" style:font-size-complex="11.5pt" fo:background-color="#FFFFFF"/>
    </style:style>
    <style:style style:name="T34" style:parent-style-name="Fuentedepárrafopredeter." style:family="text">
      <style:text-properties style:font-name="Segoe UI" style:font-name-complex="Segoe UI" fo:color="#1A1A1A" fo:font-size="11.5pt" style:font-size-asian="11.5pt" style:font-size-complex="11.5pt" fo:background-color="#FFFFFF"/>
    </style:style>
  </office:automatic-styles>
  <office:body>
    <office:text text:use-soft-page-breaks="true">
      <text:p text:style-name="P1"><text:span text:style-name="T2">El archipiélago de Grecoland (Nozuelandia) está formado únicamente por tres islas, Fobos, Deimos y Europa que tienen </text:span><text:span text:style-name="T3">N</text:span><text:span text:style-name="T4">1</text:span><text:span text:style-name="T5">N1, </text:span><text:span text:style-name="T6">N</text:span><text:span text:style-name="T7">2</text:span><text:span text:style-name="T8">N2 y </text:span><text:span text:style-name="T9">N</text:span><text:span text:style-name="T10">3</text:span><text:span text:style-name="T11">N3 ciudades, respectivamente, todas ellas costeras.</text:span></text:p>
      <text:p text:style-name="P12">Se dispone de la relación de ciudades de cada una de<text:s/>las tres islas, representadas por sus coordenadas cartesianas.</text:p>
      <text:p text:style-name="P13"><text:span text:style-name="T14">Dentro del programa </text:span><text:span text:style-name="T15">COMUNICA</text:span><text:span text:style-name="T16"> de la ONU hemos conseguido fondos para comunicar todas las ciudades de Grecoland. Las condiciones del programa </text:span><text:span text:style-name="T17">COMUNICA</text:span><text:span text:style-name="T18"> indican que se sufragarán todos los costes d</text:span><text:span text:style-name="T19">e construcción de las comunicaciones (carreteras y puentes) al menor coste posible.</text:span></text:p>
      <text:p text:style-name="P20">Se sabe que la construcción de cualquier puente es más cara que la de cualquier carretera. También es conocido que el coste de construcción de una carretera o de un puente<text:s/>es proporcional a su longitud.</text:p>
      <text:p text:style-name="P21">En estas condiciones se debe calcular (mediante una función) qué carreteras y puentes deben construirse para comunicar entre sí todas las ciudades de Grecoland, dados los siguientes datos:</text:p>
      <text:list text:style-name="LFO1" text:continue-numbering="true">
        <text:list-item>
          <text:p text:style-name="P22">Relación de ciudades de Fobos, representadas mediante sus coordenadas cartesianas.</text:p>
        </text:list-item>
        <text:list-item>
          <text:p text:style-name="P23">Relación de ciudades de Deimos, representadas mediante sus coordenadas cartesianas.</text:p>
        </text:list-item>
        <text:list-item>
          <text:p text:style-name="P24">Relación de ciudades de Europa, representadas mediante sus coordenadas cartesianas.</text:p>
        </text:list-item>
      </text:list>
      <text:p text:style-name="Normal"><text:span text:style-name="T25">Nota importante</text:span><text:span text:style-name="T26">: Es<text:s/></text:span><text:span text:style-name="T27">absolutamente necesario </text:span><text:span text:style-name="T28">definir todos los tipos de datos</text:span><text:span text:style-name="T29"> implicados en la resolución del problema, así como los </text:span><text:span text:style-name="T30">prototipos de las operaciones utilizadas de los TADs conocidos</text:span><text:span text:style-name="T31"> y también los </text:span><text:span text:style-name="T32">prototipos de los algoritmos de grafos utilizados</text:span><text:span text:style-name="T33"> de los estudiados</text:span><text:span text:style-name="T34"><text:s/>en la asignatur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athJax_Math-italic" svg:font-family="MathJax_Math-italic" style:font-family-generic="roman"/>
    <style:font-face style:name="MathJax_Main" svg:font-family="MathJax_Main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false"/>
    </style:style>
    <style:style style:name="mi" style:display-name="mi" style:family="text" style:parent-style-name="Fuentedepárrafopredeter."/>
    <style:style style:name="mn" style:display-name="mn" style:family="text" style:parent-style-name="Fuentedepárrafopredeter."/>
    <style:style style:name="mjx_assistive_mathml" style:display-name="mjx_assistive_mathml" style:family="text" style:parent-style-name="Fuentedepárrafopredeter."/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sario Heredia Sánchez</meta:initial-creator>
    <dc:creator>Rosario Heredia Sánchez</dc:creator>
    <meta:creation-date>2020-12-09T11:11:00Z</meta:creation-date>
    <dc:date>2021-01-14T18:36:00Z</dc:date>
    <meta:template xlink:href="Normal" xlink:type="simple"/>
    <meta:editing-cycles>2</meta:editing-cycles>
    <meta:editing-duration>PT3840S</meta:editing-duration>
    <meta:document-statistic meta:page-count="1" meta:paragraph-count="3" meta:word-count="233" meta:character-count="1512" meta:row-count="10" meta:non-whitespace-character-count="1282"/>
  </office:meta>
</office:document-meta>
</file>